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2A614827.png" manifest:media-type="image/png"/>
  <manifest:file-entry manifest:full-path="Pictures/100002010000012C0000012CE0CBF2FA.png" manifest:media-type="image/png"/>
  <manifest:file-entry manifest:full-path="Pictures/100002010000012C0000012C3C9253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99cc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ffffff" fo:font-weight="normal" style:font-weight-asian="normal" style:font-weight-complex="normal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ffff"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1.016cm" svg:x="0.254cm" svg:y="0.254cm">
          <text:p text:style-name="P1">Manage Organiz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1.016cm" svg:x="0.254cm" svg:y="1.27cm">
          <text:p text:style-name="P1">Pizza International Corp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9.906cm" svg:x="0.254cm" svg:y="4.826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699cm" svg:height="1.699cm" svg:x="0.508cm" svg:y="5.032cm">
          <draw:image xlink:href="Pictures/100002010000012C0000012C3C925315.png" xlink:type="simple" xlink:show="embed" xlink:actuate="onLoad">
            <text:p/>
          </draw:image>
        </draw:frame>
        <draw:custom-shape draw:style-name="gr4" draw:text-style-name="P2" draw:layer="layout" svg:width="6.858cm" svg:height="1.778cm" svg:x="2.667cm" svg:y="4.953cm">
          <text:p text:style-name="P2"><text:span text:style-name="T1">Delivery Pers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7.493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8.636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9.779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10.922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12.065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7.493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8.636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9.779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10.922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12.065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9.906cm" svg:x="0.254cm" svg:y="14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58cm" svg:height="1.778cm" svg:x="2.667cm" svg:y="15.24cm">
          <text:p text:style-name="P2"><text:span text:style-name="T1">Store 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17.653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18.796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19.939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21.082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22.225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17.653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18.796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19.939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21.082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22.225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8.763cm" svg:x="0.254cm" svg:y="25.1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58cm" svg:height="1.778cm" svg:x="2.667cm" svg:y="25.4cm">
          <text:p text:style-name="P2"><text:span text:style-name="T1">Dough Bo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27.813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28.956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30.099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763cm" svg:height="1.143cm" svg:x="0.635cm" svg:y="31.242cm">
          <text:p text:style-name="P3">Doug Smi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27.813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28.956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30.099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1.143cm" svg:x="8.255cm" svg:y="31.242cm">
          <text:p text:style-name="P1"><text:span text:style-name="T2"> 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651cm" svg:height="1.651cm" svg:x="0.508cm" svg:y="15.367cm">
          <draw:image xlink:href="Pictures/100002010000012C0000012CE0CBF2FA.png" xlink:type="simple" xlink:show="embed" xlink:actuate="onLoad">
            <text:p/>
          </draw:image>
        </draw:frame>
        <draw:frame draw:style-name="gr3" draw:text-style-name="P1" draw:layer="layout" svg:width="1.807cm" svg:height="1.807cm" svg:x="0.508cm" svg:y="25.4cm">
          <draw:image xlink:href="Pictures/100002010000012C0000012C2A614827.png" xlink:type="simple" xlink:show="embed" xlink:actuate="onLoad">
            <text:p/>
          </draw:image>
        </draw:frame>
        <draw:custom-shape draw:style-name="gr2" draw:text-style-name="P1" draw:layer="layout" svg:width="9.652cm" svg:height="1.016cm" svg:x="0.254cm" svg:y="1.27cm">
          <text:p text:style-name="P1">Pizza International Corp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2.286cm" svg:x="0.254cm" svg:y="2.41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1.27cm" svg:x="0.635cm" svg:y="2.921cm">
          <text:p text:style-name="P5"><text:span text:style-name="T3">New Jo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1.27cm" svg:x="7.493cm" svg:y="2.921cm">
          <text:p text:style-name="P5"><text:span text:style-name="T3">Filter Job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064cm" svg:height="0.635cm" svg:x="2.921cm" svg:y="3.302cm">
          <text:p text:style-name="P1"><text:span text:style-name="T4">filt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62cm" svg:height="1.143cm" svg:x="0.635cm" svg:y="13.208cm">
          <text:p text:style-name="P7"><text:span text:style-name="T5">Add Employe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62cm" svg:height="1.143cm" svg:x="0.635cm" svg:y="23.368cm">
          <text:p text:style-name="P7"><text:span text:style-name="T5">Add Employe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62cm" svg:height="1.143cm" svg:x="0.635cm" svg:y="32.385cm">
          <text:p text:style-name="P7"><text:span text:style-name="T5">Add Employe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34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9:31:12.700772949</meta:creation-date>
    <dc:date>2014-11-17T19:47:36.977236470</dc:date>
    <meta:editing-duration>PT53S</meta:editing-duration>
    <meta:editing-cycles>1</meta:editing-cycles>
    <meta:document-statistic meta:object-count="47"/>
    <meta:generator>LibreOffice/4.2.7.2$Linux_X86_64 LibreOffice_project/420$Build-2</meta:generator>
  </office:meta>
</office:document-meta>
</file>